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9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0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1_Checkpoint</text:p>
          </table:table-cell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2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3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4_Checkpoint</text:p>
          </table:table-cell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5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6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7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1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8_Checkpoint</text:p>
          </table:table-cell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19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0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1_Checkpoint</text:p>
          </table:table-cell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22_Check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9:09:40.1825085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T18H21M31S</meta:editing-duration>
    <meta:editing-cycles>7</meta:editing-cycles>
    <meta:generator>LibreOffice/4.2.8.2$Linux_X86_64 LibreOffice_project/420m0$Build-2</meta:generator>
    <dc:date>2016-11-17T09:10:00.771312469</dc:date>
    <meta:document-statistic meta:table-count="1" meta:cell-count="147" meta:object-count="0"/>
  </office:meta>
</office:document-meta>
</file>